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7fbe" officeooo:paragraph-rsid="00167fbe"/>
    </style:style>
    <style:style style:name="P2" style:family="paragraph" style:parent-style-name="Standard">
      <style:text-properties officeooo:rsid="00167fbe" officeooo:paragraph-rsid="0019ff7c"/>
    </style:style>
    <style:style style:name="P3" style:family="paragraph" style:parent-style-name="Standard" style:list-style-name="L3">
      <style:text-properties officeooo:rsid="00167fbe" officeooo:paragraph-rsid="001d2e61"/>
    </style:style>
    <style:style style:name="P4" style:family="paragraph" style:parent-style-name="Standard" style:list-style-name="L3">
      <style:text-properties officeooo:rsid="00167fbe" officeooo:paragraph-rsid="001e5642"/>
    </style:style>
    <style:style style:name="P5" style:family="paragraph" style:parent-style-name="Standard" style:list-style-name="L4">
      <style:text-properties officeooo:rsid="00167fbe" officeooo:paragraph-rsid="00167fbe"/>
    </style:style>
    <style:style style:name="P6" style:family="paragraph" style:parent-style-name="Standard" style:list-style-name="L3">
      <style:text-properties officeooo:rsid="001bed18" officeooo:paragraph-rsid="001bed18"/>
    </style:style>
    <style:style style:name="P7" style:family="paragraph" style:parent-style-name="Standard" style:list-style-name="L3">
      <style:text-properties officeooo:rsid="001d2e61" officeooo:paragraph-rsid="001d2e61"/>
    </style:style>
    <style:style style:name="P8" style:family="paragraph" style:parent-style-name="Standard" style:list-style-name="L2">
      <style:paragraph-properties fo:margin-left="0.9846in" fo:margin-right="0in" fo:text-indent="-0.25in" style:auto-text-indent="false"/>
      <style:text-properties officeooo:rsid="00167fbe" officeooo:paragraph-rsid="00167fbe"/>
    </style:style>
    <style:style style:name="P9" style:family="paragraph" style:parent-style-name="Standard">
      <style:paragraph-properties fo:margin-left="0.9846in" fo:margin-right="0in" fo:text-indent="-0.25in" style:auto-text-indent="false"/>
      <style:text-properties officeooo:rsid="00167fbe" officeooo:paragraph-rsid="00167fbe"/>
    </style:style>
    <style:style style:name="P10" style:family="paragraph" style:parent-style-name="Standard" style:list-style-name="L2">
      <style:paragraph-properties fo:margin-left="0.9846in" fo:margin-right="0in" fo:text-indent="-0.25in" style:auto-text-indent="false"/>
      <style:text-properties officeooo:paragraph-rsid="00167fbe"/>
    </style:style>
    <style:style style:name="P11" style:family="paragraph" style:parent-style-name="Standard">
      <style:paragraph-properties fo:margin-left="0.9846in" fo:margin-right="0in" fo:text-indent="-0.25in" style:auto-text-indent="false"/>
      <style:text-properties officeooo:rsid="001d2e61" officeooo:paragraph-rsid="001d2e61"/>
    </style:style>
    <style:style style:name="P12" style:family="paragraph" style:parent-style-name="Standard">
      <style:paragraph-properties fo:margin-left="0.4925in" fo:margin-right="0in" fo:text-indent="0in" style:auto-text-indent="false"/>
      <style:text-properties officeooo:rsid="00167fbe" officeooo:paragraph-rsid="00167fbe"/>
    </style:style>
    <style:style style:name="T1" style:family="text">
      <style:text-properties officeooo:rsid="00167fbe"/>
    </style:style>
    <style:style style:name="T2" style:family="text">
      <style:text-properties officeooo:rsid="0019ff7c"/>
    </style:style>
    <style:style style:name="T3" style:family="text">
      <style:text-properties officeooo:rsid="001d2e61"/>
    </style:style>
    <style:style style:name="T4" style:family="text">
      <style:text-properties officeooo:rsid="001e5642"/>
    </style:style>
    <style:style style:name="T5" style:family="text">
      <style:text-properties officeooo:rsid="001e60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5:</text:p>
      <text:p text:style-name="P1"><text:tab/>The response time of a query to database consist of several stages</text:p>
      <text:list xml:id="list1746558442" text:style-name="L2">
        <text:list-item>
          <text:p text:style-name="P8">Time required to establish connection</text:p>
        </text:list-item>
        <text:list-item>
          <text:p text:style-name="P10"><text:span text:style-name="T1">Time required to send the query</text:span></text:p>
        </text:list-item>
        <text:list-item>
          <text:p text:style-name="P8">Time required for the query to complete in database</text:p>
        </text:list-item>
      </text:list>
      <text:list xml:id="list1051905515" text:style-name="L4">
        <text:list-item>
          <text:p text:style-name="P5">Time waiting in queue</text:p>
        </text:list-item>
        <text:list-item>
          <text:p text:style-name="P5">Time required for execution planning of query</text:p>
        </text:list-item>
        <text:list-item>
          <text:p text:style-name="P5">Time required for execution of query</text:p>
        </text:list-item>
      </text:list>
      <text:list xml:id="list172709088284565" text:continue-list="list1746558442" text:style-name="L2">
        <text:list-item>
          <text:p text:style-name="P8">Time required to receive data from database</text:p>
        </text:list-item>
        <text:list-item>
          <text:p text:style-name="P8">Time required to process the data by ORM</text:p>
        </text:list-item>
        <text:list-item>
          <text:p text:style-name="P8">Time required to process the data in application</text:p>
        </text:list-item>
        <text:list-item>
          <text:p text:style-name="P8">Time required for data to be transferred to user from application</text:p>
        </text:list-item>
      </text:list>
      <text:p text:style-name="P9"/>
      <text:p text:style-name="P9"/>
      <text:p text:style-name="P11">Solutions:</text:p>
      <text:p text:style-name="P12"/>
      <text:list xml:id="list717264655" text:style-name="L3">
        <text:list-item>
          <text:p text:style-name="P3">Partitioning, indexing , query optimization only effect section C of this process, <text:span text:style-name="T3">usually this section alone is the bottleneck of response time we can always optimize it even more</text:span>.</text:p>
        </text:list-item>
        <text:list-item>
          <text:p text:style-name="P7">Using a caching system like Hibernate second <text:span text:style-name="T5">level</text:span> cache is usually the second place we should look at because when data is available in cache it eliminates A,B,C,D all together and only add cache lookup time instead of them. However given the description of the problem which <text:s/>describe the data size as huge and data access pattern as random this solution will not help in <text:s/>this case since for most of data access chance of data being in cache is very low and by adding this we might actually <text:span text:style-name="T5">experience</text:span> a higher latency for our responses. </text:p>
        </text:list-item>
        <text:list-item>
          <text:p text:style-name="P4"><text:span text:style-name="T3">A</text:span> good database connection pool like Hikari which is being used by spring frame work will help <text:span text:style-name="T5">greatly in reducing time of </text:span>part A.</text:p>
        </text:list-item>
        <text:list-item>
          <text:p text:style-name="P4"><text:span text:style-name="T4">C</text:span>hanging transaction commit patter<text:span text:style-name="T5">n</text:span>s will help with part B <text:span text:style-name="T5">and C</text:span>, <text:span text:style-name="T4">100 update/read distributed among 100 transactions are much slower than 100 update/read in on transaction since we can help query planner and scheduler greatly in optimizing the actions we want to ( if we can manage it since it requires change in software)</text:span>.</text:p>
        </text:list-item>
        <text:list-item>
          <text:p text:style-name="P4">Moving the database closer to the server by reducing latency and bandwidth will help with part D, However the greatest gain can be achieved by reducing amount of data that is being transferred <text:span text:style-name="T2">by actually choosing fields instead of whole row of table ( which complicate Data Access Layer in our software ) </text:span><text:s/></text:p>
        </text:list-item>
        <text:list-item>
          <text:p text:style-name="P4"><text:span text:style-name="T4">U</text:span>s<text:span text:style-name="T4">ing</text:span> a compressed transfer <text:span text:style-name="T2">protocol like SSL Compression options can greatly reduces the size of data being transferred( no serious effect on software stack).</text:span></text:p>
        </text:list-item>
        <text:list-item>
          <text:p text:style-name="P6">ORM process time is negligible compared to the others but choosing a more efficient ORM will help as well, <text:span text:style-name="T5">or by removing ORM completely. However a better approach is to use Native Queries to transfer most of computation into the database which will help reduce D.</text:span></text:p>
        </text:list-item>
      </text:list>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6:10:36.656225463</meta:creation-date>
    <dc:date>2019-12-12T17:27:07.584059169</dc:date>
    <meta:editing-duration>PT30M6S</meta:editing-duration>
    <meta:editing-cycles>5</meta:editing-cycles>
    <meta:generator>LibreOffice/6.1.5.2$Linux_X86_64 LibreOffice_project/10$Build-2</meta:generator>
    <meta:document-statistic meta:table-count="0" meta:image-count="0" meta:object-count="0" meta:page-count="1" meta:paragraph-count="21" meta:word-count="429" meta:character-count="2438" meta:non-whitespace-character-count="2039"/>
  </office:meta>
</office:document-meta>
</file>